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869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 style:data-style-name="N36"/>
    <style:style style:name="ce10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3">
          <table:table-cell/>
          <table:table-cell office:value-type="string" calcext:value-type="string">
            <text:p>Uruchomienie aplikacji</text:p>
          </table:table-cell>
          <table:table-cell table:number-columns-repeated="2"/>
          <table:table-cell table:style-name="ce6"/>
          <table:table-cell office:value-type="string" calcext:value-type="string">
            <text:p>test pozytywny</text:p>
          </table:table-cell>
          <table:table-cell table:number-columns-repeated="2"/>
          <table:table-cell office:value-type="string" calcext:value-type="string">
            <text:p>Solucja z</text:p>
          </table:table-cell>
        </table:table-row>
        <table:table-row table:style-name="ro3">
          <table:table-cell table:style-name="ce2" office:value-type="string" calcext:value-type="string">
            <text:p>1.</text:p>
          </table:table-cell>
          <table:table-cell office:value-type="string" calcext:value-type="string">
            <text:p>Aplikacja uruchamia się poprawnie z VS</text:p>
          </table:table-cell>
          <table:table-cell table:number-columns-repeated="2"/>
          <table:table-cell table:style-name="ce7"/>
          <table:table-cell office:value-type="string" calcext:value-type="string">
            <text:p>Działa + uwagi</text:p>
          </table:table-cell>
          <table:table-cell table:number-columns-repeated="2"/>
          <table:table-cell table:style-name="ce9" office:value-type="date" office:date-value="2016-06-28" calcext:value-type="date">
            <text:p>28.06.2016</text:p>
          </table:table-cell>
        </table:table-row>
        <table:table-row table:style-name="ro3">
          <table:table-cell table:style-name="ce2" office:value-type="string" calcext:value-type="string">
            <text:p>2.</text:p>
          </table:table-cell>
          <table:table-cell office:value-type="string" calcext:value-type="string">
            <text:p>Aplikacja uruchamie się poprawnie z pliku .exe</text:p>
          </table:table-cell>
          <table:table-cell table:number-columns-repeated="2"/>
          <table:table-cell table:style-name="ce8"/>
          <table:table-cell office:value-type="string" calcext:value-type="string">
            <text:p>test negatywny</text:p>
          </table:table-cell>
          <table:table-cell table:number-columns-repeated="2"/>
          <table:table-cell table:style-name="ce10" office:value-type="time" office:time-value="PT12H00M00S" calcext:value-type="time">
            <text:p>12:00:00</text:p>
          </table:table-cell>
        </table:table-row>
        <table:table-row table:style-name="ro3">
          <table:table-cell table:style-name="ce2" office:value-type="string" calcext:value-type="string">
            <text:p>3.</text:p>
          </table:table-cell>
          <table:table-cell office:value-type="string" calcext:value-type="string">
            <text:p>Nie można zalogowac się na nieistniejącego użytkownika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4.</text:p>
          </table:table-cell>
          <table:table-cell office:value-type="string" calcext:value-type="string">
            <text:p>Nie można zalogowac się nie znajac hasła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.</text:p>
          </table:table-cell>
          <table:table-cell office:value-type="string" calcext:value-type="string">
            <text:p>Można się poprawnie zalogowac jako administrator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Lista faktur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6.</text:p>
          </table:table-cell>
          <table:table-cell office:value-type="string" calcext:value-type="string">
            <text:p>Okno otwiera się poprawnie ( otwierać i zamykać do skutku )</text:p>
          </table:table-cell>
          <table:table-cell office:value-type="string" calcext:value-type="string">
            <text:p>Przy ponownym otwarciu okna,przesuwa się ono. Przy którymś razie zamknięcie okna jest nie widoczne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7.</text:p>
          </table:table-cell>
          <table:table-cell office:value-type="string" calcext:value-type="string">
            <text:p>Baza wyświetla sie poprawnie</text:p>
          </table:table-cell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Wyszukiwanie w oknie działa poprawnie</text:p>
          </table:table-cell>
          <table:table-cell table:number-columns-repeated="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ożna usunąć fakturę z bazy</text:p>
          </table:table-cell>
          <table:table-cell office:value-type="string" calcext:value-type="string">
            <text:p>poprawiłam estetykę messageboxów</text:p>
          </table:table-cell>
          <table:table-cell table:number-columns-repeated="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ożna edytować fakture </text:p>
          </table:table-cell>
          <table:table-cell office:value-type="string" calcext:value-type="string">
            <text:p>Zmienić tytuł okna :)</text:p>
          </table:table-cell>
          <table:table-cell table:number-columns-repeated="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ożna wyslać fakture na maila</text:p>
          </table:table-cell>
          <table:table-cell table:number-columns-repeated="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odawanie nowej faktury dziala poprawnie</text:p>
          </table:table-cell>
          <table:table-cell office:value-type="string" calcext:value-type="string">
            <text:p>Wygląd messageboxów ,ewentualnie zamknięcie okna po zapisie</text:p>
          </table:table-cell>
          <table:table-cell table:number-columns-repeated="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ożna wybrać kontrahenta</text:p>
          </table:table-cell>
          <table:table-cell office:value-type="string" calcext:value-type="string">
            <text:p>Wyłączyć meny kontekstowe</text:p>
          </table:table-cell>
          <table:table-cell table:number-columns-repeated="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ożna wybrać artykuły</text:p>
          </table:table-cell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ożna poprawnie wpisac kwotę do zapłaty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Onformacje o firmie</text:p>
          </table:table-cell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kno otwiera się poprawnie ( otwierać i zamykać do skutku )</text:p>
          </table:table-cell>
          <table:table-cell table:number-columns-repeated="7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Estetyka</text:p>
          </table:table-cell>
          <table:table-cell office:value-type="string" calcext:value-type="string">
            <text:p>Cóż, poprawiłabym to trochę. Lepiej byłoby zrobić labele i button "edytuj"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Artykuły</text:p>
          </table:table-cell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Okno otwiera się poprawnie ( otwierać i zamykać do skutku )</text:p>
          </table:table-cell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Baza wyświetla sie poprawnie</text:p>
          </table:table-cell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Wyszukiwanie w oknie działa poprawnie</text:p>
          </table:table-cell>
          <table:table-cell table:number-columns-repeated="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Dodawanie artykułu działa poprawnie</text:p>
          </table:table-cell>
          <table:table-cell office:value-type="string" calcext:value-type="string">
            <text:p>"Nieprawidłowy format ciagu wejściowego". Komunikat pojawia się przy naciśnięciu buttona " dodaj"</text:p>
          </table:table-cell>
          <table:table-cell table:number-columns-repeated="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Edycja artykułu działa poprawnie</text:p>
          </table:table-cell>
          <table:table-cell office:value-type="string" calcext:value-type="string">
            <text:p>"Nieprawidłowy format ciagu wejściowego". Komunikat pojawia się przy naciśnięciu buttona " zamień"</text:p>
          </table:table-cell>
          <table:table-cell table:number-columns-repeated="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Usuwanie artykułu działa poprawni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Kontrahenci</text:p>
          </table:table-cell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Okno otwiera się poprawnie ( otwierać i zamykać do skutku )</text:p>
          </table:table-cell>
          <table:table-cell table:number-columns-repeated="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Baza wyświetla sie poprawnie</text:p>
          </table:table-cell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yszukiwanie w oknie działa poprawnie</text:p>
          </table:table-cell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Dodawanie kontrahenta działa poprawnie</text:p>
          </table:table-cell>
          <table:table-cell table:number-columns-repeated="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Edycja kontrahenta działa poprawnie</text:p>
          </table:table-cell>
          <table:table-cell office:value-type="string" calcext:value-type="string">
            <text:p>"odwołanie do obiektu nie zostało ustawione na wystąpienie obiektu" pojaiwa się przy naciśnięcia buttona " edytuj"</text:p>
          </table:table-cell>
          <table:table-cell table:number-columns-repeated="6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Usuwanie kontrahenta działa poprawnie</text:p>
          </table:table-cell>
          <table:table-cell table:number-columns-repeated="7"/>
        </table:table-row>
        <table:table-row table:style-name="ro3" table:number-rows-repeated="104853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17:29:59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8S</meta:editing-duration>
    <meta:editing-cycles>8</meta:editing-cycles>
    <meta:generator>LibreOffice/4.3.4.1$Windows_x86 LibreOffice_project/bc356b2f991740509f321d70e4512a6a54c5f243</meta:generator>
    <dc:date>2016-06-28T17:51:31.716000000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